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family="paragraph">
      <style:paragraph-properties fo:margin-left="0.375in" fo:text-indent="-0.25in">
        <style:tab-stops/>
      </style:paragraph-properties>
      <style:text-properties fo:language="en" fo:country="US"/>
    </style:style>
    <style:style style:name="P5" style:parent-style-name="ListParagraph" style:family="paragraph">
      <style:paragraph-properties fo:margin-left="0.375in" fo:text-indent="-0.25in">
        <style:tab-stops/>
      </style:paragraph-properties>
      <style:text-properties fo:language="en" fo:country="US"/>
    </style:style>
    <style:style style:name="P6" style:parent-style-name="ListParagraph" style:family="paragraph">
      <style:paragraph-properties fo:margin-left="0.375in" fo:text-indent="-0.25in">
        <style:tab-stops/>
      </style:paragraph-properties>
      <style:text-properties fo:language="en" fo:country="US"/>
    </style:style>
    <style:style style:name="P7" style:parent-style-name="ListParagraph" style:family="paragraph">
      <style:paragraph-properties fo:margin-left="0.375in" fo:text-indent="-0.25in">
        <style:tab-stops/>
      </style:paragraph-properties>
      <style:text-properties fo:language="en" fo:country="US"/>
    </style:style>
    <style:style style:name="P8" style:parent-style-name="Heading2" style:family="paragraph">
      <style:text-properties fo:language="en" fo:country="US"/>
    </style:style>
    <style:style style:name="P9" style:parent-style-name="Heading2" style:family="paragraph">
      <style:text-properties fo:language="en" fo:country="US"/>
    </style:style>
    <style:style style:name="P10" style:parent-style-name="Heading1" style:family="paragraph">
      <style:text-properties fo:language="en" fo:country="US"/>
    </style:style>
    <style:style style:name="T11" style:parent-style-name="DefaultParagraphFont" style:family="text">
      <style:text-properties fo:language="pl" fo:country="PL"/>
    </style:style>
    <style:style style:name="T12" style:parent-style-name="DefaultParagraphFont" style:family="text">
      <style:text-properties fo:language="pl" fo:country="PL"/>
    </style:style>
    <style:style style:name="T13" style:parent-style-name="DefaultParagraphFont" style:family="text">
      <style:text-properties fo:language="en" fo:country="US"/>
    </style:style>
    <style:style style:name="P14" style:parent-style-name="Heading1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“Simaris to Revit” script. Main idea</text:h>
      <text:p text:style-name="P2">The main task is to copy circuit breaker settings info from “Simaris Design”.</text:p>
      <text:p text:style-name="P3">That is possible by next approach:</text:p>
      <text:list text:style-name="LFO6" text:continue-numbering="true">
        <text:list-item>
          <text:p text:style-name="P4">Create<text:s/>the electrical system in Simaris manually<text:line-break/>For now we do not have any instrument available, that can help us to export Revit circuits to Simaris automatically.</text:p>
        </text:list-item>
        <text:list-item>
          <text:p text:style-name="P5">Check circuit breakers settings using Simaris standard instruments.</text:p>
        </text:list-item>
        <text:list-item>
          <text:p text:style-name="P6">Export results in CSV format.</text:p>
        </text:list-item>
        <text:list-item>
          <text:p text:style-name="P7">Run “Simaris to Revit” script that will copy data from CSV<text:line-break/>to the<text:s/>Revit parameters of the<text:s/>circuits and panels</text:p>
        </text:list-item>
      </text:list>
      <text:h text:style-name="P8" text:outline-level="2">Revit settings and necessary parameters</text:h>
      <text:h text:style-name="P9" text:outline-level="2"/>
      <text:h text:style-name="P10" text:outline-level="1">Circuits representation</text:h>
      <text:h text:style-name="Heading2" text:outline-level="2"><text:span text:style-name="T11">Main switch</text:span></text:h>
      <text:h text:style-name="Heading2" text:outline-level="2"><text:span text:style-name="T12">Br</text:span><text:span text:style-name="T13">anches</text:span></text:h>
      <text:h text:style-name="P14" text:outline-level="1">Export form Simaris to CSV</text:h>
      <text:h text:style-name="Heading1" text:outline-level="1"><text:span text:style-name="T15">Import CSV values to Revit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font-weight="bold" style:font-weight-asian="bold" fo:color="#2F5496" style:font-size-complex="13pt" fo:hyphenate="false"/>
    </style:style>
    <style:style style:name="Heading3" style:display-name="Heading 3" style:family="paragraph" style:parent-style-name="Normal" style:next-style-name="Heading2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style:font-size-complex="12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paragraph-properties fo:margin-bottom="0in" fo:line-height="100%"/>
      <style:text-properties fo:font-size="12pt" style:font-size-asian="12pt" fo:hyphenate="false"/>
    </style:style>
    <style:style style:name="DefaultParagraphFont" style:display-name="Default Paragraph Font" style:family="text"/>
    <style:style style:name="Green" style:display-name="Green" style:family="paragraph" style:parent-style-name="Normal" style:next-style-name="Normal">
      <style:text-properties fo:color="#00B050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2F5496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 fo:language="en" fo:country="US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/>
    </style:style>
    <style:style style:name="Red" style:display-name="Red" style:family="paragraph" style:parent-style-name="Normal" style:next-style-name="Normal">
      <style:text-properties style:font-name-complex="Arial" fo:color="#FF0000" style:font-size-complex="10pt" fo:background-color="#FAF9F8" fo:language="en" fo:country="US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rhii Ivasiuk</meta:initial-creator>
    <dc:creator>Serhii Ivasiuk</dc:creator>
    <meta:creation-date>2023-10-13T07:55:00Z</meta:creation-date>
    <dc:date>2023-10-13T08:54:00Z</dc:date>
    <meta:template xlink:href="Normal.dotm" xlink:type="simple"/>
    <meta:editing-cycles>4</meta:editing-cycles>
    <meta:editing-duration>PT0S</meta:editing-duration>
    <meta:user-defined meta:name="MSIP_Label_52d06e56-1756-4005-87f1-1edc72dd4bdf_Enabled">true</meta:user-defined>
    <meta:user-defined meta:name="MSIP_Label_52d06e56-1756-4005-87f1-1edc72dd4bdf_SetDate">2023-10-13T08:36:52Z</meta:user-defined>
    <meta:user-defined meta:name="MSIP_Label_52d06e56-1756-4005-87f1-1edc72dd4bdf_Method">Standard</meta:user-defined>
    <meta:user-defined meta:name="MSIP_Label_52d06e56-1756-4005-87f1-1edc72dd4bdf_Name">General</meta:user-defined>
    <meta:user-defined meta:name="MSIP_Label_52d06e56-1756-4005-87f1-1edc72dd4bdf_SiteId">9026c5f4-86d0-4b9f-bd39-b7d4d0fb4674</meta:user-defined>
    <meta:user-defined meta:name="MSIP_Label_52d06e56-1756-4005-87f1-1edc72dd4bdf_ActionId">e0ff088e-7725-40eb-b480-8a1dc3f1e5b9</meta:user-defined>
    <meta:user-defined meta:name="MSIP_Label_52d06e56-1756-4005-87f1-1edc72dd4bdf_ContentBits">0</meta:user-defined>
    <meta:document-statistic meta:page-count="1" meta:paragraph-count="1" meta:word-count="90" meta:character-count="663" meta:row-count="4" meta:non-whitespace-character-count="574"/>
  </office:meta>
</office:document-meta>
</file>